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00c" officeooo:paragraph-rsid="0016600c"/>
    </style:style>
    <style:style style:name="P2" style:family="paragraph" style:parent-style-name="Standard">
      <style:text-properties fo:font-variant="normal" fo:text-transform="none" style:font-name="Source Sans Pro" fo:font-size="11.25pt" fo:letter-spacing="normal" fo:font-style="normal" fo:font-weight="normal" officeooo:rsid="0016600c" officeooo:paragraph-rsid="0016600c"/>
    </style:style>
    <style:style style:name="P3" style:family="paragraph" style:parent-style-name="Text_20_body" style:list-style-name="L2">
      <style:paragraph-properties fo:line-height="150%" fo:text-align="start" style:justify-single-word="false" fo:orphans="2" fo:widows="2"/>
      <style:text-properties fo:font-variant="normal" fo:text-transform="none" style:font-name="Source Sans Pro" fo:font-size="11.25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000000" style:font-name="Source Sans Pro" fo:font-size="10.5pt" fo:letter-spacing="normal" fo:font-style="normal" fo:font-weight="normal" officeooo:rsid="0016600c" officeooo:paragraph-rsid="0016600c"/>
    </style:style>
    <style:style style:name="P5" style:family="paragraph" style:parent-style-name="Text_20_body" style:list-style-name="L2">
      <style:paragraph-properties fo:margin-top="0cm" fo:margin-bottom="0cm" loext:contextual-spacing="false" fo:line-height="150%" fo:text-align="start" style:justify-single-word="false" fo:orphans="2" fo:widows="2"/>
      <style:text-properties fo:font-variant="normal" fo:text-transform="none" style:font-name="Source Sans Pro" fo:font-size="11.25pt" fo:letter-spacing="normal" fo:font-style="normal" fo:font-weight="normal"/>
    </style:style>
    <style:style style:name="T1" style:family="text">
      <style:text-properties officeooo:rsid="0016600c"/>
    </style:style>
    <style:style style:name="T2" style:family="text">
      <style:text-properties fo:background-color="#ff3333" loext:char-shading-value="0"/>
    </style:style>
    <style:style style:name="T3" style:family="text">
      <style:text-properties officeooo:rsid="0016600c" fo:background-color="#ff3333" loext:char-shading-value="0"/>
    </style:style>
    <style:style style:name="T4" style:family="text">
      <style:text-properties officeooo:rsid="0016600c" fo:background-color="#ff3333" loext:char-shading-value="0"/>
    </style:style>
    <style:style style:name="T5" style:family="text">
      <style:text-properties fo:background-color="#ff3333" loext:char-shading-value="0"/>
    </style:style>
    <style:style style:name="T6" style:family="text">
      <style:text-properties officeooo:rsid="00167c5e" fo:background-color="#ff3333" loext:char-shading-value="0"/>
    </style:style>
    <style:style style:name="T7" style:family="text">
      <style:text-properties officeooo:rsid="00167c5e" fo:background-color="#ff3333" loext:char-shading-value="0"/>
    </style:style>
    <style:style style:name="T8" style:family="text">
      <style:text-properties officeooo:rsid="00181817" fo:background-color="#ff3333" loext:char-shading-value="0"/>
    </style:style>
    <style:style style:name="T9" style:family="text">
      <style:text-properties officeooo:rsid="00167c5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4 : Analyser les besoins de votre client pour son groupe de pizzeria</text:p>
      <text:p text:style-name="P1"/>
      <text:p text:style-name="P1">- Spécialisé dans les pizzas livrées ou à emporter.</text:p>
      <text:p text:style-name="P1">- 5 point de vente et projet d’en ouvrir de nouveau (prendre ça en compte)</text:p>
      <text:p text:style-name="P1"/>
      <text:p text:style-name="P1">Besoin : </text:p>
      <text:p text:style-name="P1">- Améliorer la gestion des commandes, de la réception à la livraison.</text:p>
      <text:p text:style-name="P1">- Suivre en temps réel les commandes.</text:p>
      <text:p text:style-name="P1">- Suivre en temps réel les stocks et les pizzas possibles.</text:p>
      <text:p text:style-name="P1">- Interface client pour :</text:p>
      <text:p text:style-name="P1"><text:tab/>Prendre les commandes</text:p>
      <text:p text:style-name="P1"><text:tab/>Payer</text:p>
      <text:p text:style-name="P1"><text:tab/>Annuler une commande non commencée. </text:p>
      <text:p text:style-name="P1">- Indiquer la recette au pizzaiolo</text:p>
      <text:p text:style-name="P1"/>
      <text:p text:style-name="P1"/>
      <text:p text:style-name="P1">Travail demandé : </text:p>
      <text:p text:style-name="P1"/>
      <text:p text:style-name="P1">- Règles de gestion fonctionnelles.</text:p>
      <text:p text:style-name="P1">- Décrire le processus de la prise de commande, de la réservation à la livraison.</text:p>
      <text:p text:style-name="P1">- Détailler les fonctionnalités du système.</text:p>
      <text:p text:style-name="P1">- Choisir une solution technique adaptée.</text:p>
      <text:p text:style-name="P1"/>
      <text:p text:style-name="P1">Livrables : </text:p>
      <text:p text:style-name="P2">Un document (PDF) de spécifications fonctionnelles comprenant :</text:p>
      <text:list xml:id="list866175945851394343" text:style-name="L2">
        <text:list-item>
          <text:p text:style-name="P5">les différents acteurs interagissant avec le futur système –<text:span text:style-name="T5"> </text:span><text:span text:style-name="T4">Diagramme de contexte.</text:span></text:p>
        </text:list-item>
        <text:list-item>
          <text:p text:style-name="P5">le descriptif des fonctionnalités –<text:span text:style-name="T5"> </text:span><text:span text:style-name="T4">Diagramme de package avec cas d’utilisation.</text:span></text:p>
        </text:list-item>
        <text:list-item>
          <text:p text:style-name="P5">les règles de gestion fonctionnelles – <text:span text:style-name="T7">Diagramme d’activité ?</text:span></text:p>
        </text:list-item>
        <text:list-item>
          <text:p text:style-name="P3">le cycle de vie des commandes –<text:span text:style-name="T5"> D</text:span><text:span text:style-name="T7">iagramme de séquence ? </text:span><text:span text:style-name="T8">Ou diagramme d’état-transition.<text:tab/></text:span></text:p>
        </text:list-item>
      </text:list>
      <text:p text:style-name="P1"/>
      <text:p text:style-name="P4">Un document (PDF, diaporama) – sans formalisme particulier mais un document à la présentation soignée – présentant rapidement la solution fonctionnelle et technique retenue ainsi que les arguments motivant ces choix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4:50:39.201398475</meta:creation-date>
    <dc:date>2017-11-19T16:32:47.556575448</dc:date>
    <meta:editing-duration>PT1H31M5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210" meta:character-count="1322" meta:non-whitespace-character-count="1126"/>
  </office:meta>
</office:document-meta>
</file>